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412000000000000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412000000000000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lo_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702856"/>
          <table:table-cell office:value-type="float" office:value="0.451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750.0"/>
          <table:table-cell office:value-type="float" office:value="2568.0"/>
          <table:table-cell office:value-type="float" office:value="35776.0"/>
          <table:table-cell office:value-type="float" office:value="123013.0"/>
          <table:table-cell office:value-type="float" office:value="1212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04.0"/>
          <table:table-cell office:value-type="float" office:value="73253.0"/>
          <table:table-cell office:value-type="float" office:value="53312.0"/>
          <table:table-cell office:value-type="float" office:value="47878.0"/>
          <table:table-cell office:value-type="float" office:value="58131.0"/>
          <table:table-cell office:value-type="float" office:value="16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719134"/>
          <table:table-cell office:value-type="float" office:value="0.489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59.0"/>
          <table:table-cell office:value-type="float" office:value="2757.0"/>
          <table:table-cell office:value-type="float" office:value="35776.0"/>
          <table:table-cell office:value-type="float" office:value="123013.0"/>
          <table:table-cell office:value-type="float" office:value="1213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04.0"/>
          <table:table-cell office:value-type="float" office:value="73253.0"/>
          <table:table-cell office:value-type="float" office:value="53312.0"/>
          <table:table-cell office:value-type="float" office:value="47878.0"/>
          <table:table-cell office:value-type="float" office:value="58131.0"/>
          <table:table-cell office:value-type="float" office:value="16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07769"/>
          <table:table-cell office:value-type="float" office:value="0.26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05.0"/>
          <table:table-cell office:value-type="float" office:value="35776.0"/>
          <table:table-cell office:value-type="float" office:value="123013.0"/>
          <table:table-cell office:value-type="float" office:value="121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04.0"/>
          <table:table-cell office:value-type="float" office:value="73253.0"/>
          <table:table-cell office:value-type="float" office:value="53312.0"/>
          <table:table-cell office:value-type="float" office:value="47878.0"/>
          <table:table-cell office:value-type="float" office:value="58131.0"/>
          <table:table-cell office:value-type="float" office:value="164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536263"/>
          <table:table-cell office:value-type="float" office:value="0.27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603.0"/>
          <table:table-cell office:value-type="float" office:value="35776.0"/>
          <table:table-cell office:value-type="float" office:value="123013.0"/>
          <table:table-cell office:value-type="float" office:value="122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04.0"/>
          <table:table-cell office:value-type="float" office:value="73253.0"/>
          <table:table-cell office:value-type="float" office:value="53312.0"/>
          <table:table-cell office:value-type="float" office:value="47878.0"/>
          <table:table-cell office:value-type="float" office:value="58131.0"/>
          <table:table-cell office:value-type="float" office:value="164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569324"/>
          <table:table-cell office:value-type="float" office:value="0.30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3.0"/>
          <table:table-cell office:value-type="float" office:value="1109.0"/>
          <table:table-cell office:value-type="float" office:value="35776.0"/>
          <table:table-cell office:value-type="float" office:value="123013.0"/>
          <table:table-cell office:value-type="float" office:value="122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04.0"/>
          <table:table-cell office:value-type="float" office:value="73253.0"/>
          <table:table-cell office:value-type="float" office:value="53312.0"/>
          <table:table-cell office:value-type="float" office:value="47878.0"/>
          <table:table-cell office:value-type="float" office:value="58131.0"/>
          <table:table-cell office:value-type="float" office:value="164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lo_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